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 text:outline-level="1">Table of Contents</text:h>
              </text:list-item>
            </text:list>
          </text:index-title>
          <text:p text:style-name="P2">Introduction<text:tab/>3</text:p>
          <text:p text:style-name="P2">Getting Started<text:tab/>4</text:p>
          <text:p text:style-name="P3">Prerequisites<text:tab/>4</text:p>
          <text:p text:style-name="P3">Development environment<text:tab/>4</text:p>
          <text:p text:style-name="P3">Creating your project<text:tab/>4</text:p>
          <text:p text:style-name="P3">Creating the plugin descriptor<text:tab/>4</text:p>
          <text:p text:style-name="P3">Running your plugin with MiniMiser<text:tab/>4</text:p>
          <text:p text:style-name="P2">Developing with MiniMiser<text:tab/>5</text:p>
          <text:p text:style-name="P3">Overview<text:tab/>5</text:p>
          <text:p text:style-name="P4">Extension points<text:tab/>5</text:p>
          <text:p text:style-name="P3">Persistence<text:tab/>5</text:p>
          <text:p text:style-name="P4">Database schema<text:tab/>5</text:p>
          <text:p text:style-name="P4">Database<text:tab/>5</text:p>
          <text:p text:style-name="P4">File storage alongside databases<text:tab/>5</text:p>
          <text:p text:style-name="P3">Presentation<text:tab/>5</text:p>
          <text:p text:style-name="P4">Menu system<text:tab/>5</text:p>
          <text:p text:style-name="P4">View system<text:tab/>5</text:p>
          <text:p text:style-name="P4">Miscellaneous<text:tab/>5</text:p>
          <text:p text:style-name="P4">Update notification<text:tab/>5</text:p>
          <text:p text:style-name="P4">Resources<text:tab/>5</text:p>
        </text:index-body>
      </text:table-of-content>
      <text:p text:style-name="Standard"/>
      <text:p text:style-name="Standard"/>
      <text:list text:style-name="Outline" text:continue-numbering="true">
        <text:list-item>
          <text:h text:style-name="P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note text:id="ftn1" text:note-class="footnote"><text:note-citation>1</text:note-citation><text:note-body><text:p text:style-name="Footnote">In that order. One cannot ignore Windows, ubiquitously vile though it is.</text:p></text:note-body></text:note>.</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scope of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p text:style-name="Text_20_body">Multiple plugins can customise the framework to provide a single deployable application. Typically, you would provide one main application plugin that provides the main domain-specific application, although you may split up your plugin packages in any way you wish.</text:p>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0" text:note-class="footnote"><text:note-citation>2</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Hypersonic.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3</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This adds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 text:outline-level="1">Getting Started</text:h>
        </text:list-item>
      </text:list>
      <text:p text:style-name="Text_20_body">This section describes a small database-backed application built with MiniMiser, illustrating some of the concepts and mechanisms you need to provide.</text:p>
      <text:list text:style-name="Outline" text:continue-numbering="true">
        <text:list-item>
          <text:list text:continue-numbering="true">
            <text:list-item>
              <text:h text:style-name="Heading_20_2" text:outline-level="2">Prerequisites</text:h>
            </text:list-item>
            <text:list-item>
              <text:h text:style-name="Heading_20_2" text:outline-level="2">Development environment</text:h>
            </text:list-item>
            <text:list-item>
              <text:h text:style-name="Heading_20_2" text:outline-level="2">Creating your project</text:h>
            </text:list-item>
            <text:list-item>
              <text:h text:style-name="Heading_20_2" text:outline-level="2">Creating the plugin descriptor</text:h>
            </text:list-item>
            <text:list-item>
              <text:h text:style-name="Heading_20_2" text:outline-level="2">Running your plugin with MiniMiser</text:h>
            </text:list-item>
            <text:list-item>
              <text:h text:style-name="Heading_20_2" text:outline-level="2"/>
            </text:list-item>
          </text:list>
        </text:list-item>
        <text:list-item>
          <text:h text:style-name="P1" text:outline-level="1">Developing with MiniMiser</text:h>
          <text:list>
            <text:list-item>
              <text:h text:style-name="Heading_20_2" text:outline-level="2">Overview</text:h>
              <text:list>
                <text:list-item>
                  <text:h text:style-name="Heading_20_3" text:outline-level="3">Programming languages</text:h>
                </text:list-item>
                <text:list-item>
                  <text:h text:style-name="Heading_20_3" text:outline-level="3">Plugin architecture</text:h>
                </text:list-item>
                <text:list-item>
                  <text:h text:style-name="Heading_20_3" text:outline-level="3">Extension points</text:h>
                  <text:list>
                    <text:list-item>
                      <text:h text:style-name="Heading_20_4" text:outline-level="4">Spring application contexts</text:h>
                    </text:list-item>
                    <text:list-item>
                      <text:h text:style-name="Heading_20_4" text:outline-level="4">Publically available beans</text:h>
                    </text:list-item>
                  </text:list>
                </text:list-item>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
            </text:list-item>
            <text:list-item>
              <text:h text:style-name="Heading_20_2" text:outline-level="2">Miscellaneous</text:h>
              <text:list>
                <text:list-item>
                  <text:h text:style-name="Heading_20_3" text:outline-level="3">Update notification</text:h>
                </text:list-item>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3-20T08:23:40</dc:date>
    <dc:language>en-GB</dc:language>
    <meta:editing-cycles>27</meta:editing-cycles>
    <meta:editing-duration>PT1H19M33S</meta:editing-duration>
    <meta:user-defined meta:name="Info 1"/>
    <meta:user-defined meta:name="Info 2"/>
    <meta:user-defined meta:name="Info 3"/>
    <meta:user-defined meta:name="Info 4"/>
    <meta:document-statistic meta:table-count="0" meta:image-count="0" meta:object-count="0" meta:page-count="8" meta:paragraph-count="79" meta:word-count="1313" meta:character-count="8218"/>
  </office:meta>
</office:document-meta>
</file>